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5f5e" officeooo:paragraph-rsid="001d5f5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d88" officeooo:paragraph-rsid="001f1d8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d88" officeooo:paragraph-rsid="002e6c5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1d88" officeooo:paragraph-rsid="002ea53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1d88" officeooo:paragraph-rsid="0034802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1d88" officeooo:paragraph-rsid="004e094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57a7d" officeooo:paragraph-rsid="00257a7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6ab7d" officeooo:paragraph-rsid="0026ab7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6ab7d" officeooo:paragraph-rsid="0036f32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6ab7d" officeooo:paragraph-rsid="004d1f8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9609a" officeooo:paragraph-rsid="002c6d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9609a" officeooo:paragraph-rsid="0026ab7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6d20" officeooo:paragraph-rsid="00328d3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09e3" officeooo:paragraph-rsid="002e09e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09e3" officeooo:paragraph-rsid="002e0e8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0e8a" officeooo:paragraph-rsid="002e0e8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e6c54" officeooo:paragraph-rsid="002e6c54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ea533" officeooo:paragraph-rsid="002ea53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04154" officeooo:paragraph-rsid="00328d3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1e6f6" officeooo:paragraph-rsid="00328d3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6f32c" officeooo:paragraph-rsid="0036f32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8ae6a" officeooo:paragraph-rsid="0038b867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8e6f8" officeooo:paragraph-rsid="0038e6f8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8e6f8" officeooo:paragraph-rsid="006145dc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b3a2e" officeooo:paragraph-rsid="0077837c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47aead" officeooo:paragraph-rsid="0047aea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d1f81" officeooo:paragraph-rsid="004d1f81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e0945" officeooo:paragraph-rsid="0036f32c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4e0945" officeooo:paragraph-rsid="004e0945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e0945" officeooo:paragraph-rsid="005105fb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e04f0" officeooo:paragraph-rsid="004e0945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e04f0" officeooo:paragraph-rsid="0047aea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fbc79" officeooo:paragraph-rsid="004fbc79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5105fb" officeooo:paragraph-rsid="005105fb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3db97" officeooo:paragraph-rsid="0038ae6a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52943b" officeooo:paragraph-rsid="0052943b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8b867" officeooo:paragraph-rsid="0038b86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56230f" officeooo:paragraph-rsid="0056230f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5db407" officeooo:paragraph-rsid="005eb24b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6145dc" officeooo:paragraph-rsid="006145dc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63ba8b" officeooo:paragraph-rsid="006c1169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745425" officeooo:paragraph-rsid="0063ba8b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745425" officeooo:paragraph-rsid="007617f4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783cd6" officeooo:paragraph-rsid="00783cd6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79686c" officeooo:paragraph-rsid="0079686c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79686c" officeooo:paragraph-rsid="007a06e9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7a06e9" officeooo:paragraph-rsid="007a06e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7a06e9" officeooo:paragraph-rsid="007a9c4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7a06e9" officeooo:paragraph-rsid="008518e7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7a06e9" officeooo:paragraph-rsid="0086f3c1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7a9c43" officeooo:paragraph-rsid="007a9c43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843840" officeooo:paragraph-rsid="00843840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87af9a" officeooo:paragraph-rsid="008916c9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8916c9" officeooo:paragraph-rsid="008916c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891a19" officeooo:paragraph-rsid="00891a19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949266" officeooo:paragraph-rsid="003b3a2e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951d56" officeooo:paragraph-rsid="00951d56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90e98b" officeooo:paragraph-rsid="0090e98b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9da788" officeooo:paragraph-rsid="009da788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2e6c54" officeooo:paragraph-rsid="001f1d88" fo:background-color="transparent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2c6d20" officeooo:paragraph-rsid="002c6d20" fo:background-color="transparent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2c6d20" officeooo:paragraph-rsid="00545efd" fo:background-color="transparent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fo:font-weight="bold" officeooo:rsid="006548be" officeooo:paragraph-rsid="006c639b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style:font-name="Ubuntu" fo:font-size="14pt" fo:font-weight="bold" officeooo:rsid="006548be" officeooo:paragraph-rsid="006c87a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style:font-name="Ubuntu" fo:font-size="14pt" fo:font-weight="bold" officeooo:rsid="006548be" officeooo:paragraph-rsid="006dd0e6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style:font-name="Ubuntu" fo:font-size="14pt" fo:font-weight="bold" officeooo:rsid="001c846c" officeooo:paragraph-rsid="006c116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6dd0e6" officeooo:paragraph-rsid="0071357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7221d2" officeooo:paragraph-rsid="007221d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8150f5" officeooo:paragraph-rsid="008150f5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843840" officeooo:paragraph-rsid="0084384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949266" officeooo:paragraph-rsid="00951d56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949266" officeooo:paragraph-rsid="0095f6f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949266" officeooo:paragraph-rsid="00977b5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95f6f5" officeooo:paragraph-rsid="00983d02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9ae372" officeooo:paragraph-rsid="009ae372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normal" officeooo:rsid="001f1d88" officeooo:paragraph-rsid="006dd0e6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style:font-name="Ubuntu" fo:font-size="14pt" fo:font-weight="normal" officeooo:rsid="006c87ad" officeooo:paragraph-rsid="006c639b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6c1169" officeooo:paragraph-rsid="006dd0e6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6c1169" officeooo:paragraph-rsid="007221d2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6c1169" officeooo:paragraph-rsid="00780958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font-name="Ubuntu" fo:font-size="14pt" fo:font-weight="normal" officeooo:rsid="006c1169" officeooo:paragraph-rsid="007fc9f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style:font-name="Ubuntu" fo:font-size="14pt" fo:font-weight="normal" officeooo:rsid="006c1169" officeooo:paragraph-rsid="008150f5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style:font-name="Ubuntu" fo:font-size="14pt" fo:font-weight="normal" officeooo:rsid="006c1169" officeooo:paragraph-rsid="00843840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style:font-name="Ubuntu" fo:font-size="14pt" fo:font-weight="normal" officeooo:rsid="006c1169" officeooo:paragraph-rsid="008518e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style:font-name="Ubuntu" fo:font-size="14pt" fo:font-weight="normal" officeooo:rsid="006c1169" officeooo:paragraph-rsid="008ea421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style:font-name="Ubuntu" fo:font-size="14pt" fo:font-weight="normal" officeooo:rsid="006c1169" officeooo:paragraph-rsid="00926472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style:font-name="Ubuntu" fo:font-size="14pt" fo:font-weight="normal" officeooo:rsid="006c1169" officeooo:paragraph-rsid="009ae372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style:font-name="Ubuntu" fo:font-size="14pt" fo:font-weight="normal" officeooo:rsid="00713575" officeooo:paragraph-rsid="00713575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style:font-name="Ubuntu" fo:font-size="14pt" fo:font-weight="normal" officeooo:rsid="007328ac" officeooo:paragraph-rsid="007328ac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style:font-name="Ubuntu" fo:font-size="14pt" fo:font-weight="normal" officeooo:rsid="008150f5" officeooo:paragraph-rsid="008150f5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style:font-name="Ubuntu" fo:font-size="14pt" fo:font-weight="normal" officeooo:rsid="00828af9" officeooo:paragraph-rsid="00828af9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style:font-name="Ubuntu" fo:font-size="14pt" fo:font-weight="normal" officeooo:rsid="00828af9" officeooo:paragraph-rsid="0086f3c1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style:font-name="Ubuntu" fo:font-size="14pt" fo:font-weight="normal" officeooo:rsid="0082c13c" officeooo:paragraph-rsid="0082c13c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style:font-name="Ubuntu" fo:font-size="14pt" fo:font-weight="normal" officeooo:rsid="008388c2" officeooo:paragraph-rsid="008388c2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style:font-name="Ubuntu" fo:font-size="14pt" fo:font-weight="normal" officeooo:rsid="00843840" officeooo:paragraph-rsid="00843840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style:font-name="Ubuntu" fo:font-size="14pt" fo:font-weight="normal" officeooo:rsid="008916c9" officeooo:paragraph-rsid="008916c9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50%"/>
      <style:text-properties style:font-name="Ubuntu" fo:font-size="14pt" fo:font-weight="normal" officeooo:rsid="0092a878" officeooo:paragraph-rsid="00926472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style:font-name="Ubuntu" fo:font-size="14pt" fo:font-weight="normal" officeooo:rsid="0092a878" officeooo:paragraph-rsid="0092a878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/>
      <style:text-properties style:font-name="Ubuntu" fo:font-size="14pt" fo:font-weight="normal" officeooo:rsid="00991d73" officeooo:paragraph-rsid="00991d73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/>
      <style:text-properties style:font-name="Ubuntu" fo:font-size="14pt" fo:font-weight="normal" officeooo:rsid="004ffacd" officeooo:paragraph-rsid="004fbc79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style:font-name="Ubuntu" fo:font-size="14pt" fo:font-weight="normal" officeooo:rsid="00843840" officeooo:paragraph-rsid="00843840" fo:background-color="#dddddd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50%"/>
      <style:text-properties style:font-name="Ubuntu" fo:font-size="14pt" officeooo:rsid="0038ae6a" officeooo:paragraph-rsid="0038ae6a" fo:background-color="#dddddd" style:font-size-asian="14pt" style:font-size-complex="14pt"/>
    </style:style>
    <style:style style:name="P10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05" style:family="paragraph" style:parent-style-name="Standard">
      <style:paragraph-properties fo:line-height="150%"/>
      <style:text-properties style:font-name="Ubuntu" fo:font-size="14pt" fo:font-weight="normal" officeooo:rsid="00951d56" officeooo:paragraph-rsid="00951d56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style:font-name="Ubuntu" fo:font-size="14pt" fo:font-weight="normal" officeooo:rsid="006c1169" officeooo:paragraph-rsid="00991d73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style:font-name="Ubuntu" fo:font-size="14pt" fo:font-weight="normal" officeooo:rsid="0073afbe" officeooo:paragraph-rsid="0073afbe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/>
      <style:text-properties style:font-name="Ubuntu" fo:font-size="14pt" fo:font-weight="normal" officeooo:rsid="009fda7f" officeooo:paragraph-rsid="009fda7f" style:font-size-asian="14pt" style:font-weight-asian="normal" style:font-size-complex="14pt" style:font-weight-complex="normal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f9765" fo:background-color="#dddddd" loext:char-shading-value="0"/>
    </style:style>
    <style:style style:name="T3" style:family="text">
      <style:text-properties officeooo:rsid="002e6c54" fo:background-color="#dddddd" loext:char-shading-value="0"/>
    </style:style>
    <style:style style:name="T4" style:family="text">
      <style:text-properties officeooo:rsid="002ea533" fo:background-color="#dddddd" loext:char-shading-value="0"/>
    </style:style>
    <style:style style:name="T5" style:family="text">
      <style:text-properties officeooo:rsid="0031e6f6" fo:background-color="#dddddd" loext:char-shading-value="0"/>
    </style:style>
    <style:style style:name="T6" style:family="text">
      <style:text-properties officeooo:rsid="00328d3c" fo:background-color="#dddddd" loext:char-shading-value="0"/>
    </style:style>
    <style:style style:name="T7" style:family="text">
      <style:text-properties officeooo:rsid="00348025" fo:background-color="#dddddd" loext:char-shading-value="0"/>
    </style:style>
    <style:style style:name="T8" style:family="text">
      <style:text-properties officeooo:rsid="004d1f81" fo:background-color="#dddddd" loext:char-shading-value="0"/>
    </style:style>
    <style:style style:name="T9" style:family="text">
      <style:text-properties officeooo:rsid="004e0945" fo:background-color="#dddddd" loext:char-shading-value="0"/>
    </style:style>
    <style:style style:name="T10" style:family="text">
      <style:text-properties officeooo:rsid="005105fb" fo:background-color="#dddddd" loext:char-shading-value="0"/>
    </style:style>
    <style:style style:name="T11" style:family="text">
      <style:text-properties officeooo:rsid="0052943b" fo:background-color="#dddddd" loext:char-shading-value="0"/>
    </style:style>
    <style:style style:name="T12" style:family="text">
      <style:text-properties officeooo:rsid="00545efd" fo:background-color="#dddddd" loext:char-shading-value="0"/>
    </style:style>
    <style:style style:name="T13" style:family="text">
      <style:text-properties officeooo:rsid="005b8b61" fo:background-color="#dddddd" loext:char-shading-value="0"/>
    </style:style>
    <style:style style:name="T14" style:family="text">
      <style:text-properties officeooo:rsid="007221d2" fo:background-color="#dddddd" loext:char-shading-value="0"/>
    </style:style>
    <style:style style:name="T15" style:family="text">
      <style:text-properties officeooo:rsid="0073afbe" fo:background-color="#dddddd" loext:char-shading-value="0"/>
    </style:style>
    <style:style style:name="T16" style:family="text">
      <style:text-properties officeooo:rsid="00761f54" fo:background-color="#dddddd" loext:char-shading-value="0"/>
    </style:style>
    <style:style style:name="T17" style:family="text">
      <style:text-properties officeooo:rsid="007617f4" fo:background-color="#dddddd" loext:char-shading-value="0"/>
    </style:style>
    <style:style style:name="T18" style:family="text">
      <style:text-properties officeooo:rsid="00775874" fo:background-color="#dddddd" loext:char-shading-value="0"/>
    </style:style>
    <style:style style:name="T19" style:family="text">
      <style:text-properties officeooo:rsid="0077837c" fo:background-color="#dddddd" loext:char-shading-value="0"/>
    </style:style>
    <style:style style:name="T20" style:family="text">
      <style:text-properties officeooo:rsid="0077d3c0" fo:background-color="#dddddd" loext:char-shading-value="0"/>
    </style:style>
    <style:style style:name="T21" style:family="text">
      <style:text-properties officeooo:rsid="007a9c43" fo:background-color="#dddddd" loext:char-shading-value="0"/>
    </style:style>
    <style:style style:name="T22" style:family="text">
      <style:text-properties officeooo:rsid="007bd042" fo:background-color="#dddddd" loext:char-shading-value="0"/>
    </style:style>
    <style:style style:name="T23" style:family="text">
      <style:text-properties officeooo:rsid="007dc84c" fo:background-color="#dddddd" loext:char-shading-value="0"/>
    </style:style>
    <style:style style:name="T24" style:family="text">
      <style:text-properties officeooo:rsid="007df2dc" fo:background-color="#dddddd" loext:char-shading-value="0"/>
    </style:style>
    <style:style style:name="T25" style:family="text">
      <style:text-properties officeooo:rsid="00843840" fo:background-color="#dddddd" loext:char-shading-value="0"/>
    </style:style>
    <style:style style:name="T26" style:family="text">
      <style:text-properties officeooo:rsid="0095341f" fo:background-color="#dddddd" loext:char-shading-value="0"/>
    </style:style>
    <style:style style:name="T27" style:family="text">
      <style:text-properties officeooo:rsid="00951d56" fo:background-color="#dddddd" loext:char-shading-value="0"/>
    </style:style>
    <style:style style:name="T28" style:family="text">
      <style:text-properties officeooo:rsid="00983d02" fo:background-color="#dddddd" loext:char-shading-value="0"/>
    </style:style>
    <style:style style:name="T29" style:family="text">
      <style:text-properties officeooo:rsid="0099178a" fo:background-color="#dddddd" loext:char-shading-value="0"/>
    </style:style>
    <style:style style:name="T30" style:family="text">
      <style:text-properties officeooo:rsid="009ae372" fo:background-color="#dddddd" loext:char-shading-value="0"/>
    </style:style>
    <style:style style:name="T31" style:family="text">
      <style:text-properties fo:background-color="#dddddd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e6c54" fo:background-color="transparent" loext:char-shading-value="0"/>
    </style:style>
    <style:style style:name="T34" style:family="text">
      <style:text-properties officeooo:rsid="00328d3c" fo:background-color="transparent" loext:char-shading-value="0"/>
    </style:style>
    <style:style style:name="T35" style:family="text">
      <style:text-properties officeooo:rsid="0052943b" fo:background-color="transparent" loext:char-shading-value="0"/>
    </style:style>
    <style:style style:name="T36" style:family="text">
      <style:text-properties officeooo:rsid="00545efd" fo:background-color="transparent" loext:char-shading-value="0"/>
    </style:style>
    <style:style style:name="T37" style:family="text">
      <style:text-properties officeooo:rsid="002e0e8a"/>
    </style:style>
    <style:style style:name="T38" style:family="text">
      <style:text-properties officeooo:rsid="002e6c54"/>
    </style:style>
    <style:style style:name="T39" style:family="text">
      <style:text-properties officeooo:rsid="002ea533"/>
    </style:style>
    <style:style style:name="T40" style:family="text">
      <style:text-properties officeooo:rsid="0031e6f6"/>
    </style:style>
    <style:style style:name="T41" style:family="text">
      <style:text-properties officeooo:rsid="00328d3c"/>
    </style:style>
    <style:style style:name="T42" style:family="text">
      <style:text-properties fo:font-weight="bold" fo:background-color="transparent" loext:char-shading-value="0" style:font-weight-asian="bold" style:font-weight-complex="bold"/>
    </style:style>
    <style:style style:name="T43" style:family="text">
      <style:text-properties fo:font-weight="bold" officeooo:rsid="00328d3c" fo:background-color="transparent" loext:char-shading-value="0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7bd042" style:font-weight-asian="bold" style:font-weight-complex="bold"/>
    </style:style>
    <style:style style:name="T46" style:family="text">
      <style:text-properties fo:font-weight="bold" officeooo:rsid="007dc84c" style:font-weight-asian="bold" style:font-weight-complex="bold"/>
    </style:style>
    <style:style style:name="T47" style:family="text">
      <style:text-properties fo:font-weight="bold" officeooo:rsid="007f23ae" style:font-weight-asian="bold" style:font-weight-complex="bold"/>
    </style:style>
    <style:style style:name="T48" style:family="text">
      <style:text-properties fo:font-weight="bold" officeooo:rsid="008150f5" style:font-weight-asian="bold" style:font-weight-complex="bold"/>
    </style:style>
    <style:style style:name="T49" style:family="text">
      <style:text-properties officeooo:rsid="0038b867"/>
    </style:style>
    <style:style style:name="T50" style:family="text">
      <style:text-properties officeooo:rsid="003b3a2e"/>
    </style:style>
    <style:style style:name="T51" style:family="text">
      <style:text-properties officeooo:rsid="0047aead"/>
    </style:style>
    <style:style style:name="T52" style:family="text">
      <style:text-properties officeooo:rsid="0049715d"/>
    </style:style>
    <style:style style:name="T53" style:family="text">
      <style:text-properties officeooo:rsid="004d1f81"/>
    </style:style>
    <style:style style:name="T54" style:family="text">
      <style:text-properties officeooo:rsid="004e0945"/>
    </style:style>
    <style:style style:name="T55" style:family="text">
      <style:text-properties officeooo:rsid="004fbc7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c639b" style:font-weight-asian="normal" style:font-weight-complex="normal"/>
    </style:style>
    <style:style style:name="T58" style:family="text">
      <style:text-properties fo:font-weight="normal" officeooo:rsid="006c87ad" style:font-weight-asian="normal" style:font-weight-complex="normal"/>
    </style:style>
    <style:style style:name="T59" style:family="text">
      <style:text-properties fo:font-weight="normal" officeooo:rsid="006dd0e6" style:font-weight-asian="normal" style:font-weight-complex="normal"/>
    </style:style>
    <style:style style:name="T60" style:family="text">
      <style:text-properties fo:font-weight="normal" officeooo:rsid="006f7f5c" style:font-weight-asian="normal" style:font-weight-complex="normal"/>
    </style:style>
    <style:style style:name="T61" style:family="text">
      <style:text-properties fo:font-weight="normal" officeooo:rsid="00713575" style:font-weight-asian="normal" style:font-weight-complex="normal"/>
    </style:style>
    <style:style style:name="T62" style:family="text">
      <style:text-properties fo:font-weight="normal" officeooo:rsid="007328ac" style:font-weight-asian="normal" style:font-weight-complex="normal"/>
    </style:style>
    <style:style style:name="T63" style:family="text">
      <style:text-properties fo:font-weight="normal" officeooo:rsid="007617f4" style:font-weight-asian="normal" style:font-weight-complex="normal"/>
    </style:style>
    <style:style style:name="T64" style:family="text">
      <style:text-properties fo:font-weight="normal" officeooo:rsid="006c1169" style:font-weight-asian="normal" style:font-weight-complex="normal"/>
    </style:style>
    <style:style style:name="T65" style:family="text">
      <style:text-properties fo:font-weight="normal" officeooo:rsid="008150f5" style:font-weight-asian="normal" style:font-weight-complex="normal"/>
    </style:style>
    <style:style style:name="T66" style:family="text">
      <style:text-properties fo:font-weight="normal" officeooo:rsid="008518e7" style:font-weight-asian="normal" style:font-weight-complex="normal"/>
    </style:style>
    <style:style style:name="T67" style:family="text">
      <style:text-properties fo:font-weight="normal" officeooo:rsid="0086f3c1" style:font-weight-asian="normal" style:font-weight-complex="normal"/>
    </style:style>
    <style:style style:name="T68" style:family="text">
      <style:text-properties fo:font-weight="normal" officeooo:rsid="0087698e" style:font-weight-asian="normal" style:font-weight-complex="normal"/>
    </style:style>
    <style:style style:name="T69" style:family="text">
      <style:text-properties fo:font-weight="normal" officeooo:rsid="008916c9" style:font-weight-asian="normal" style:font-weight-complex="normal"/>
    </style:style>
    <style:style style:name="T70" style:family="text">
      <style:text-properties fo:font-weight="normal" officeooo:rsid="00891a19" style:font-weight-asian="normal" style:font-weight-complex="normal"/>
    </style:style>
    <style:style style:name="T71" style:family="text">
      <style:text-properties fo:font-weight="normal" officeooo:rsid="008b8771" style:font-weight-asian="normal" style:font-weight-complex="normal"/>
    </style:style>
    <style:style style:name="T72" style:family="text">
      <style:text-properties fo:font-weight="normal" officeooo:rsid="008bf15c" style:font-weight-asian="normal" style:font-weight-complex="normal"/>
    </style:style>
    <style:style style:name="T73" style:family="text">
      <style:text-properties fo:font-weight="normal" officeooo:rsid="008e659d" style:font-weight-asian="normal" style:font-weight-complex="normal"/>
    </style:style>
    <style:style style:name="T74" style:family="text">
      <style:text-properties fo:font-weight="normal" officeooo:rsid="008ea421" style:font-weight-asian="normal" style:font-weight-complex="normal"/>
    </style:style>
    <style:style style:name="T75" style:family="text">
      <style:text-properties fo:font-weight="normal" officeooo:rsid="00951d56" style:font-weight-asian="normal" style:font-weight-complex="normal"/>
    </style:style>
    <style:style style:name="T76" style:family="text">
      <style:text-properties fo:font-weight="normal" officeooo:rsid="0095341f" style:font-weight-asian="normal" style:font-weight-complex="normal"/>
    </style:style>
    <style:style style:name="T77" style:family="text">
      <style:text-properties fo:font-weight="normal" officeooo:rsid="0095f6f5" style:font-weight-asian="normal" style:font-weight-complex="normal"/>
    </style:style>
    <style:style style:name="T78" style:family="text">
      <style:text-properties fo:font-weight="normal" officeooo:rsid="0096c308" style:font-weight-asian="normal" style:font-weight-complex="normal"/>
    </style:style>
    <style:style style:name="T79" style:family="text">
      <style:text-properties fo:font-weight="normal" officeooo:rsid="00970c18" style:font-weight-asian="normal" style:font-weight-complex="normal"/>
    </style:style>
    <style:style style:name="T80" style:family="text">
      <style:text-properties fo:font-weight="normal" officeooo:rsid="00977b56" style:font-weight-asian="normal" style:font-weight-complex="normal"/>
    </style:style>
    <style:style style:name="T81" style:family="text">
      <style:text-properties fo:font-weight="normal" officeooo:rsid="00983d02" style:font-weight-asian="normal" style:font-weight-complex="normal"/>
    </style:style>
    <style:style style:name="T82" style:family="text">
      <style:text-properties fo:font-weight="normal" officeooo:rsid="009bacc4" style:font-weight-asian="normal" style:font-weight-complex="normal"/>
    </style:style>
    <style:style style:name="T83" style:family="text">
      <style:text-properties fo:font-weight="normal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4ffacd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56df49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5eb24b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5ecaf3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605975" fo:background-color="transparent" loext:char-shading-value="0" style:font-weight-asian="normal" style:font-weight-complex="normal"/>
    </style:style>
    <style:style style:name="T89" style:family="text">
      <style:text-properties fo:font-weight="normal" officeooo:rsid="007617f4" fo:background-color="transparent" loext:char-shading-value="0" style:font-weight-asian="normal" style:font-weight-complex="normal"/>
    </style:style>
    <style:style style:name="T90" style:family="text">
      <style:text-properties fo:font-weight="normal" fo:background-color="#dddddd" loext:char-shading-value="0" style:font-weight-asian="normal" style:font-weight-complex="normal"/>
    </style:style>
    <style:style style:name="T91" style:family="text">
      <style:text-properties fo:font-weight="normal" officeooo:rsid="004ffacd" fo:background-color="#dddddd" loext:char-shading-value="0" style:font-weight-asian="normal" style:font-weight-complex="normal"/>
    </style:style>
    <style:style style:name="T92" style:family="text">
      <style:text-properties fo:font-weight="normal" officeooo:rsid="0056df49" fo:background-color="#dddddd" loext:char-shading-value="0" style:font-weight-asian="normal" style:font-weight-complex="normal"/>
    </style:style>
    <style:style style:name="T93" style:family="text">
      <style:text-properties fo:font-weight="normal" officeooo:rsid="005eb24b" fo:background-color="#dddddd" loext:char-shading-value="0" style:font-weight-asian="normal" style:font-weight-complex="normal"/>
    </style:style>
    <style:style style:name="T94" style:family="text">
      <style:text-properties fo:font-weight="normal" officeooo:rsid="006c639b" fo:background-color="#dddddd" loext:char-shading-value="0" style:font-weight-asian="normal" style:font-weight-complex="normal"/>
    </style:style>
    <style:style style:name="T95" style:family="text">
      <style:text-properties fo:font-weight="normal" officeooo:rsid="006c87ad" fo:background-color="#dddddd" loext:char-shading-value="0" style:font-weight-asian="normal" style:font-weight-complex="normal"/>
    </style:style>
    <style:style style:name="T96" style:family="text">
      <style:text-properties fo:font-weight="normal" officeooo:rsid="006dd0e6" fo:background-color="#dddddd" loext:char-shading-value="0" style:font-weight-asian="normal" style:font-weight-complex="normal"/>
    </style:style>
    <style:style style:name="T97" style:family="text">
      <style:text-properties fo:font-weight="normal" officeooo:rsid="00713575" fo:background-color="#dddddd" loext:char-shading-value="0" style:font-weight-asian="normal" style:font-weight-complex="normal"/>
    </style:style>
    <style:style style:name="T98" style:family="text">
      <style:text-properties fo:font-weight="normal" officeooo:rsid="006c1169" fo:background-color="#dddddd" loext:char-shading-value="0" style:font-weight-asian="normal" style:font-weight-complex="normal"/>
    </style:style>
    <style:style style:name="T99" style:family="text">
      <style:text-properties fo:font-weight="normal" officeooo:rsid="007617f4" fo:background-color="#dddddd" loext:char-shading-value="0" style:font-weight-asian="normal" style:font-weight-complex="normal"/>
    </style:style>
    <style:style style:name="T100" style:family="text">
      <style:text-properties fo:font-weight="normal" officeooo:rsid="008150f5" fo:background-color="#dddddd" loext:char-shading-value="0" style:font-weight-asian="normal" style:font-weight-complex="normal"/>
    </style:style>
    <style:style style:name="T101" style:family="text">
      <style:text-properties fo:font-weight="normal" officeooo:rsid="008518e7" fo:background-color="#dddddd" loext:char-shading-value="0" style:font-weight-asian="normal" style:font-weight-complex="normal"/>
    </style:style>
    <style:style style:name="T102" style:family="text">
      <style:text-properties fo:font-weight="normal" officeooo:rsid="00891a19" fo:background-color="#dddddd" loext:char-shading-value="0" style:font-weight-asian="normal" style:font-weight-complex="normal"/>
    </style:style>
    <style:style style:name="T103" style:family="text">
      <style:text-properties fo:font-weight="normal" officeooo:rsid="008b8771" fo:background-color="#dddddd" loext:char-shading-value="0" style:font-weight-asian="normal" style:font-weight-complex="normal"/>
    </style:style>
    <style:style style:name="T104" style:family="text">
      <style:text-properties fo:font-weight="normal" officeooo:rsid="008bf15c" fo:background-color="#dddddd" loext:char-shading-value="0" style:font-weight-asian="normal" style:font-weight-complex="normal"/>
    </style:style>
    <style:style style:name="T105" style:family="text">
      <style:text-properties fo:font-weight="normal" officeooo:rsid="008e659d" fo:background-color="#dddddd" loext:char-shading-value="0" style:font-weight-asian="normal" style:font-weight-complex="normal"/>
    </style:style>
    <style:style style:name="T106" style:family="text">
      <style:text-properties fo:font-weight="normal" officeooo:rsid="008ea421" fo:background-color="#dddddd" loext:char-shading-value="0" style:font-weight-asian="normal" style:font-weight-complex="normal"/>
    </style:style>
    <style:style style:name="T107" style:family="text">
      <style:text-properties fo:font-weight="normal" officeooo:rsid="00951d56" fo:background-color="#dddddd" loext:char-shading-value="0" style:font-weight-asian="normal" style:font-weight-complex="normal"/>
    </style:style>
    <style:style style:name="T108" style:family="text">
      <style:text-properties fo:font-weight="normal" officeooo:rsid="0095341f" fo:background-color="#dddddd" loext:char-shading-value="0" style:font-weight-asian="normal" style:font-weight-complex="normal"/>
    </style:style>
    <style:style style:name="T109" style:family="text">
      <style:text-properties fo:font-weight="normal" officeooo:rsid="00970c18" fo:background-color="#dddddd" loext:char-shading-value="0" style:font-weight-asian="normal" style:font-weight-complex="normal"/>
    </style:style>
    <style:style style:name="T110" style:family="text">
      <style:text-properties fo:font-weight="normal" fo:background-color="#ffffff" loext:char-shading-value="0" style:font-weight-asian="normal" style:font-weight-complex="normal"/>
    </style:style>
    <style:style style:name="T111" style:family="text">
      <style:text-properties fo:font-weight="normal" officeooo:rsid="008b8771" fo:background-color="#ffffff" loext:char-shading-value="0" style:font-weight-asian="normal" style:font-weight-complex="normal"/>
    </style:style>
    <style:style style:name="T112" style:family="text">
      <style:text-properties fo:font-weight="normal" officeooo:rsid="00951d56" fo:background-color="#ffffff" loext:char-shading-value="0" style:font-weight-asian="normal" style:font-weight-complex="normal"/>
    </style:style>
    <style:style style:name="T113" style:family="text">
      <style:text-properties fo:font-weight="normal" officeooo:rsid="0095341f" fo:background-color="#ffffff" loext:char-shading-value="0" style:font-weight-asian="normal" style:font-weight-complex="normal"/>
    </style:style>
    <style:style style:name="T114" style:family="text">
      <style:text-properties fo:font-weight="normal" officeooo:rsid="0095f6f5" fo:background-color="#ffffff" loext:char-shading-value="0" style:font-weight-asian="normal" style:font-weight-complex="normal"/>
    </style:style>
    <style:style style:name="T115" style:family="text">
      <style:text-properties officeooo:rsid="005105fb"/>
    </style:style>
    <style:style style:name="T116" style:family="text">
      <style:text-properties officeooo:rsid="0052943b"/>
    </style:style>
    <style:style style:name="T117" style:family="text">
      <style:text-properties officeooo:rsid="00545efd"/>
    </style:style>
    <style:style style:name="T118" style:family="text">
      <style:text-properties officeooo:rsid="005b8b61"/>
    </style:style>
    <style:style style:name="T119" style:family="text">
      <style:text-properties officeooo:rsid="006145dc"/>
    </style:style>
    <style:style style:name="T120" style:family="text">
      <style:text-properties officeooo:rsid="006c1169"/>
    </style:style>
    <style:style style:name="T121" style:family="text">
      <style:text-properties officeooo:rsid="007221d2"/>
    </style:style>
    <style:style style:name="T122" style:family="text">
      <style:text-properties officeooo:rsid="007328ac"/>
    </style:style>
    <style:style style:name="T123" style:family="text">
      <style:text-properties officeooo:rsid="0073afbe"/>
    </style:style>
    <style:style style:name="T124" style:family="text">
      <style:text-properties officeooo:rsid="007617f4"/>
    </style:style>
    <style:style style:name="T125" style:family="text">
      <style:text-properties officeooo:rsid="00775874"/>
    </style:style>
    <style:style style:name="T126" style:family="text">
      <style:text-properties officeooo:rsid="0077837c"/>
    </style:style>
    <style:style style:name="T127" style:family="text">
      <style:text-properties officeooo:rsid="0077d3c0"/>
    </style:style>
    <style:style style:name="T128" style:family="text">
      <style:text-properties officeooo:rsid="00780958"/>
    </style:style>
    <style:style style:name="T129" style:family="text">
      <style:text-properties officeooo:rsid="0079686c"/>
    </style:style>
    <style:style style:name="T130" style:family="text">
      <style:text-properties officeooo:rsid="007a06e9"/>
    </style:style>
    <style:style style:name="T131" style:family="text">
      <style:text-properties officeooo:rsid="007a9c43"/>
    </style:style>
    <style:style style:name="T132" style:family="text">
      <style:text-properties officeooo:rsid="007bd042"/>
    </style:style>
    <style:style style:name="T133" style:family="text">
      <style:text-properties officeooo:rsid="007dc84c"/>
    </style:style>
    <style:style style:name="T134" style:family="text">
      <style:text-properties officeooo:rsid="007df2dc"/>
    </style:style>
    <style:style style:name="T135" style:family="text">
      <style:text-properties officeooo:rsid="007f23ae"/>
    </style:style>
    <style:style style:name="T136" style:family="text">
      <style:text-properties officeooo:rsid="008388c2"/>
    </style:style>
    <style:style style:name="T137" style:family="text">
      <style:text-properties officeooo:rsid="00843840"/>
    </style:style>
    <style:style style:name="T138" style:family="text">
      <style:text-properties officeooo:rsid="008518e7"/>
    </style:style>
    <style:style style:name="T139" style:family="text">
      <style:text-properties officeooo:rsid="0086f3c1"/>
    </style:style>
    <style:style style:name="T140" style:family="text">
      <style:text-properties fo:color="#ff0000" loext:opacity="100%" fo:font-weight="normal" officeooo:rsid="00970c18" style:font-weight-asian="normal" style:font-weight-complex="normal"/>
    </style:style>
    <style:style style:name="T141" style:family="text">
      <style:text-properties fo:color="#ff0000" loext:opacity="100%" fo:font-weight="normal" officeooo:rsid="00983d02" style:font-weight-asian="normal" style:font-weight-complex="normal"/>
    </style:style>
    <style:style style:name="T142" style:family="text">
      <style:text-properties fo:color="#ff0000" loext:opacity="100%" fo:font-weight="normal" officeooo:rsid="00970c18" fo:background-color="#dddddd" loext:char-shading-value="0" style:font-weight-asian="normal" style:font-weight-complex="normal"/>
    </style:style>
    <style:style style:name="T143" style:family="text">
      <style:text-properties fo:color="#ff0000" loext:opacity="100%" fo:font-weight="normal" officeooo:rsid="00983d02" fo:background-color="#dddddd" loext:char-shading-value="0" style:font-weight-asian="normal" style:font-weight-complex="normal"/>
    </style:style>
    <style:style style:name="T144" style:family="text">
      <style:text-properties fo:color="#800080" loext:opacity="100%" fo:font-weight="normal" officeooo:rsid="00970c18" style:font-weight-asian="normal" style:font-weight-complex="normal"/>
    </style:style>
    <style:style style:name="T145" style:family="text">
      <style:text-properties fo:color="#800080" loext:opacity="100%" fo:font-weight="normal" officeooo:rsid="00983d02" style:font-weight-asian="normal" style:font-weight-complex="normal"/>
    </style:style>
    <style:style style:name="T146" style:family="text">
      <style:text-properties fo:color="#800080" loext:opacity="100%" fo:font-weight="normal" officeooo:rsid="00970c18" fo:background-color="#dddddd" loext:char-shading-value="0" style:font-weight-asian="normal" style:font-weight-complex="normal"/>
    </style:style>
    <style:style style:name="T147" style:family="text">
      <style:text-properties fo:color="#800080" loext:opacity="100%" fo:font-weight="normal" officeooo:rsid="00983d02" fo:background-color="#dddddd" loext:char-shading-value="0" style:font-weight-asian="normal" style:font-weight-complex="normal"/>
    </style:style>
    <style:style style:name="T148" style:family="text">
      <style:text-properties officeooo:rsid="00951d56"/>
    </style:style>
    <style:style style:name="T149" style:family="text">
      <style:text-properties officeooo:rsid="00983d02"/>
    </style:style>
    <style:style style:name="T150" style:family="text">
      <style:text-properties fo:color="#000000" loext:opacity="100%" fo:font-weight="normal" officeooo:rsid="00983d02" style:font-weight-asian="normal" style:font-weight-complex="normal"/>
    </style:style>
    <style:style style:name="T151" style:family="text">
      <style:text-properties fo:color="#000000" loext:opacity="100%" fo:font-weight="normal" officeooo:rsid="00970c18" fo:background-color="#dddddd" loext:char-shading-value="0" style:font-weight-asian="normal" style:font-weight-complex="normal"/>
    </style:style>
    <style:style style:name="T152" style:family="text">
      <style:text-properties officeooo:rsid="0099178a"/>
    </style:style>
    <style:style style:name="T153" style:family="text">
      <style:text-properties officeooo:rsid="009ae372"/>
    </style:style>
    <style:style style:name="T154" style:family="text">
      <style:text-properties officeooo:rsid="00a077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" text:outline-level="1">Regex 03</text:h>
      <text:p text:style-name="P1">São padrões utilizados para encontrar, modificar ou validar determinados padrões em strings</text:p>
      <text:p text:style-name="P4">___________________________</text:p>
      <text:p text:style-name="P14">Uma expressão regular literal sempre irá começar com uma barra abrindo e outra fechando, essa barras representam o começo e fim de uma </text:p>
      <text:p text:style-name="P14">expressão: <text:span text:style-name="T1">/ / </text:span></text:p>
      <text:p text:style-name="P2"/>
      <text:p text:style-name="P14">Para a expressão regular buscar por toda a string, ou seja, buscar globalmente e encontrar mais de uma ocorrencia, é preciso colocar um g no final fora das barras: <text:span text:style-name="T1">/ /g </text:span></text:p>
      <text:p text:style-name="P2">___________________________</text:p>
      <text:p text:style-name="P15">Para encontrar uma letra ou numero basta digitar o caractere requerido dentro das barras. <text:span text:style-name="T37">Para encontrar o caractere a expressão precisa casar com a string</text:span>:</text:p>
      <text:p text:style-name="P14"><text:span text:style-name="T1">/a/g </text:span><text:s/>→ a</text:p>
      <text:p text:style-name="P14"><text:span text:style-name="T1">/acb/g </text:span><text:s/>→ acb</text:p>
      <text:p text:style-name="P14"><text:span text:style-name="T1">/1/g </text:span><text:s/>→ 1</text:p>
      <text:p text:style-name="P14"><text:span text:style-name="T1">/123/g </text:span><text:s/>→ 123</text:p>
      <text:p text:style-name="P5">___________________________</text:p>
      <text:p text:style-name="P16">O ponto vai representar qualquer caractere:</text:p>
      <text:p text:style-name="P16"><text:span text:style-name="T1">/./g </text:span><text:s/>→ qualquer caractere</text:p>
      <text:p text:style-name="P2"><text:span text:style-name="T2">/</text:span><text:span text:style-name="T3">a.c/g </text:span><text:span text:style-name="T33"><text:s/>→ abc - aac - a1c etc. → Letra a, seguido de qualquer caractere, seguido de c</text:span></text:p>
      <text:p text:style-name="P61"/>
      <text:p text:style-name="P19">Para buscar literalmente o ponto basta antes do ponto colocar uma barra invertida:</text:p>
      <text:p text:style-name="P19"><text:span text:style-name="T1">/./g </text:span><text:s/>→ qualquer caractere</text:p>
      <text:p text:style-name="P19"><text:span text:style-name="T1">/\./g </text:span><text:s/>→ . (caractere ponto)</text:p>
      <text:p text:style-name="P13"><text:soft-page-break/><text:span text:style-name="T1">/</text:span><text:span text:style-name="T5">\.[</text:span><text:span text:style-name="T6">rm</text:span><text:span text:style-name="T5">]ato</text:span><text:span text:style-name="T1">/</text:span><text:span text:style-name="T5">g </text:span><text:span text:style-name="T40"><text:s/>→ .</text:span><text:span text:style-name="T41">r</text:span><text:span text:style-name="T40">ato ou .</text:span><text:span text:style-name="T41">m</text:span><text:span text:style-name="T40">ato → ponto, <text:s/>seguido de </text:span><text:span text:style-name="T41">r</text:span><text:span text:style-name="T40"> ou </text:span><text:span text:style-name="T41">m</text:span><text:span text:style-name="T40">, seguido de ato</text:span></text:p>
      <text:p text:style-name="P13"/>
      <text:p text:style-name="P20"><text:span text:style-name="T43">Obs:</text:span><text:span text:style-name="T34"> </text:span><text:span text:style-name="T33">Dentro do agrupador (colchetes) o ponto é um valor literal → </text:span><text:span text:style-name="T7">[.] = \. </text:span></text:p>
      <text:p text:style-name="P3">___________________________</text:p>
      <text:p text:style-name="P17">Para preocurar uma ocorrencia ou outra basta digitar o pype. Vai marcar todas as ocorrencias dos dois tipos:</text:p>
      <text:p text:style-name="P17"><text:span text:style-name="T1">| </text:span><text:s/>→ ou</text:p>
      <text:p text:style-name="P7"><text:span text:style-name="T1">/</text:span><text:span text:style-name="T3">gato|pato/g </text:span><text:span text:style-name="T38"><text:s/>→ gato ou pato</text:span></text:p>
      <text:p text:style-name="P17"/>
      <text:p text:style-name="P17">Para simplificar a busca quando estiver preocurando uma coisa ou outra, basta colocar colchetes nas letras que não se repetem, <text:span text:style-name="T39">mas </text:span>para isso acontecer é preciso que algumas letras seguidas das <text:span text:style-name="T39">duas </text:span>opções se <text:span text:style-name="T39">repitam, tipo g-ato e p-ato</text:span>:</text:p>
      <text:p text:style-name="P8"><text:span text:style-name="T1">/</text:span><text:span text:style-name="T4">[g]ato/g </text:span><text:span text:style-name="T39"><text:s/>→ gato</text:span></text:p>
      <text:p text:style-name="P12"><text:span text:style-name="T1">/</text:span><text:span text:style-name="T4">[p]ato/g </text:span><text:span text:style-name="T39"><text:s/>→ pato</text:span></text:p>
      <text:p text:style-name="P12"><text:span text:style-name="T1">/</text:span><text:span text:style-name="T4">[gp]ato/g </text:span><text:span text:style-name="T39"><text:s/>→ gato ou pato</text:span></text:p>
      <text:p text:style-name="P11"/>
      <text:p text:style-name="P18">Os colchetes irão criar um grupo onde cada letra que esta dentro funcionará como um único e diferente caractere:</text:p>
      <text:p text:style-name="P11"><text:span text:style-name="T1">/</text:span><text:span text:style-name="T4">[gp]ato/g </text:span><text:span text:style-name="T39"><text:s/>→ g ou p seguido de a, seguido de t, seguido de o</text:span></text:p>
      <text:p text:style-name="P62">_____________________________________________________________________</text:p>
      <text:p text:style-name="P28"><text:span text:style-name="T44">Intervalos:</text:span> Para fazer intervalos de numeros ou letras, que localizará uma quantidade maior de caracteres digite: <text:span text:style-name="T1">[0-9] </text:span><text:s/>→ Numeros e <text:span text:style-name="T1">[a-z] </text:span><text:s/>→ Letras <text:span text:style-name="T118">minusculas, </text:span><text:span text:style-name="T13">[A-Z] </text:span><text:span text:style-name="T118"><text:s/>→ Letras maiusculas ou </text:span><text:span text:style-name="T13">[a-zA-Z] </text:span><text:span text:style-name="T118"><text:s/>→ Dois tipos de letras</text:span></text:p>
      <text:p text:style-name="P21"/>
      <text:p text:style-name="P21"><text:span text:style-name="T1">/</text:span><text:span text:style-name="T8">[0-9]</text:span><text:span text:style-name="T1">/</text:span><text:span text:style-name="T8">g </text:span><text:span text:style-name="T53"><text:s/>→ Localiza qualquer </text:span><text:span text:style-name="T54">numero</text:span><text:span text:style-name="T53"> entre 0 e 9</text:span></text:p>
      <text:p text:style-name="P21"><text:span text:style-name="T1">/</text:span><text:span text:style-name="T8">[a-z]</text:span><text:span text:style-name="T1">/</text:span><text:span text:style-name="T8">g </text:span><text:span text:style-name="T53"><text:s/>→ Localiza qualquer </text:span><text:span text:style-name="T54">letra</text:span><text:span text:style-name="T53"> entre a e z em minusculas</text:span></text:p>
      <text:p text:style-name="P21"><text:span text:style-name="T1">/</text:span><text:span text:style-name="T9">[A-Z]</text:span><text:span text:style-name="T1">/</text:span><text:span text:style-name="T9">g </text:span><text:span text:style-name="T54"><text:s/>→ Localiza qualquer letra entre A e Z em maiusculas</text:span></text:p>
      <text:p text:style-name="P29"><text:span text:style-name="T1">/</text:span><text:span text:style-name="T13">[a-zA-Z]</text:span><text:span text:style-name="T1">/</text:span><text:span text:style-name="T13">g </text:span><text:span text:style-name="T118"><text:s/>→ Localiza qualquer letra entre a e z em minusculas ou A e Z em maiusculas</text:span></text:p>
      <text:p text:style-name="P34"><text:soft-page-break/>Para simplificar os intervalos do tipo numero digite <text:span text:style-name="T1">\d</text:span><text:span text:style-name="T32">,</text:span><text:span text:style-name="T42"> </text:span><text:span text:style-name="T83">é uma classe de caracteres que representa digitos entre 0 e 9: </text:span><text:span text:style-name="T91">\d </text:span><text:span text:style-name="T84"><text:s/></text:span><text:span text:style-name="T85">ou </text:span><text:span text:style-name="T92">[\d]</text:span><text:span text:style-name="T91"> </text:span><text:span text:style-name="T84"><text:s/>→ Entre 0 e 9</text:span></text:p>
      <text:p text:style-name="P101"/>
      <text:p text:style-name="P40"><text:span text:style-name="T84">P</text:span><text:span text:style-name="T83">ara</text:span><text:span text:style-name="T86"> juntar os intervalos do tipo numero e letra e simplificar, localizando caracteres alphanumericos digite </text:span><text:span text:style-name="T93">\w </text:span><text:span text:style-name="T86">, representa digitos tanto entre a e z ou A e Z quanto entre 0 e 9 </text:span><text:span text:style-name="T88">e até sublinhado</text:span><text:span text:style-name="T86">: </text:span><text:span text:style-name="T93">\w </text:span><text:span text:style-name="T86"><text:s/>ou </text:span><text:span text:style-name="T93">[\w] </text:span><text:span text:style-name="T86"><text:s/>→ </text:span><text:span text:style-name="T87">Entre 0 e 9, A e Z, a e z, _</text:span></text:p>
      <text:p text:style-name="P6">___________________________</text:p>
      <text:p text:style-name="P30"><text:span text:style-name="T48">Multiplicadores</text:span><text:span text:style-name="T44">:</text:span> É identificado por chaves e tem a função de multiplicar a instrução anterior: <text:span text:style-name="T1">{2} </text:span><text:s/>→ Multiplica 2 vezes, <text:span text:style-name="T1">{6} </text:span><text:s/>→ 6x</text:p>
      <text:p text:style-name="P21"/>
      <text:p text:style-name="P21"><text:span text:style-name="T1">/</text:span><text:span text:style-name="T9">[0-9]{3}</text:span><text:span text:style-name="T1">/</text:span><text:span text:style-name="T9">g </text:span><text:span text:style-name="T54"><text:s/>→ Localiza 3 numeros em sequencia que estão entre 0 e 9</text:span></text:p>
      <text:p text:style-name="P9"><text:span text:style-name="T1">/</text:span><text:span text:style-name="T9">[a-z]{4}</text:span><text:span text:style-name="T1">/</text:span><text:span text:style-name="T9">g </text:span><text:span text:style-name="T54"><text:s/>→ Localiza 4 letras em sequencia que estão entre a e z</text:span></text:p>
      <text:p text:style-name="P9"/>
      <text:p text:style-name="P31">Para colocar um intervalo de numeros multiplicadores no quantificador basta separar por virgula: </text:p>
      <text:p text:style-name="P31"><text:span text:style-name="T1">{2,4} </text:span><text:s/>→ <text:span text:style-name="T55">entre 2 e 4 </text:span><text:span text:style-name="T116">caracteres</text:span></text:p>
      <text:p text:style-name="P35"><text:span text:style-name="T1">{6,} </text:span><text:span text:style-name="T32"><text:s/>→ 6 ou mais </text:span><text:span text:style-name="T35">caracteres</text:span></text:p>
      <text:p text:style-name="P37"><text:span text:style-name="T1">{0,} </text:span><text:span text:style-name="T32"><text:s/>→ 0 ou mais caracteres (nenhum ou algum)</text:span></text:p>
      <text:p text:style-name="P37"><text:span text:style-name="T1">* </text:span><text:span text:style-name="T32"><text:s/>→ </text:span><text:span text:style-name="T36">0 ou mais caracteres (nenhum ou algum)</text:span></text:p>
      <text:p text:style-name="P37"><text:span text:style-name="T1">+ </text:span><text:span text:style-name="T32"><text:s/>→ 1 ou mais caracteres</text:span></text:p>
      <text:p text:style-name="P37"><text:span text:style-name="T1">? </text:span><text:span text:style-name="T32"><text:s/>→ </text:span><text:span text:style-name="T36">0 ou 1 caractere</text:span></text:p>
      <text:p text:style-name="P103"/>
      <text:p text:style-name="P22"><text:span text:style-name="T1">/</text:span><text:span text:style-name="T10">\d{2,5}</text:span><text:span text:style-name="T1">/</text:span><text:span text:style-name="T10">g </text:span><text:span text:style-name="T115"><text:s/>→ Localiza de 2 a 5 numeros em sequencia que estão entre 0 e 9</text:span></text:p>
      <text:p text:style-name="P10"><text:span text:style-name="T1">/</text:span><text:span text:style-name="T10">[\d]{5,}</text:span><text:span text:style-name="T1">/</text:span><text:span text:style-name="T10">g </text:span><text:span text:style-name="T115"><text:s/>→ Localiza no minimo 6 numeros em sequencia que estão entre 0 e 9 </text:span><text:span text:style-name="T116">(o numero maximo é indefinido)</text:span></text:p>
      <text:p text:style-name="P36"><text:span text:style-name="T1">/</text:span><text:span text:style-name="T11">2[a-z]{0,}</text:span><text:span text:style-name="T1">/</text:span><text:span text:style-name="T11">g </text:span><text:span text:style-name="T116"><text:s/>→ Localiza o numero 2 seguido de nenhum ou qualquer quantidade de caracteres que estão entre a e z</text:span></text:p>
      <text:p text:style-name="P36"><text:span text:style-name="T1">/</text:span><text:span text:style-name="T12">a\d*</text:span><text:span text:style-name="T1">/</text:span><text:span text:style-name="T12">g </text:span><text:span text:style-name="T117"><text:s/>→ Localiza a letra a seguido de nenhum ou qualquer quantidade de numeros que estão entre 0 e 9</text:span></text:p>
      <text:p text:style-name="P36"><text:soft-page-break/><text:span text:style-name="T1">/</text:span><text:span text:style-name="T12">[\d]+</text:span><text:span text:style-name="T1">/</text:span><text:span text:style-name="T12">g </text:span><text:span text:style-name="T117"><text:s/>→ Localiza 1 ou mais numeros que estão entre 0 e 9</text:span></text:p>
      <text:p text:style-name="P32"><text:span text:style-name="T1">/</text:span><text:span text:style-name="T12">c\d?</text:span><text:span text:style-name="T1">/</text:span><text:span text:style-name="T12">g </text:span><text:span text:style-name="T117"><text:s/>→ Localiza a letra c seguido de nenhum ou 1 numero que esta entre 0 e 9</text:span></text:p>
      <text:p text:style-name="P63"/>
      <text:p text:style-name="P63">_____________________________________________________________________</text:p>
      <text:p text:style-name="P69"><text:span text:style-name="T154">Flags</text:span><text:span text:style-name="T122">: </text:span><text:span text:style-name="T62">Os modificadores são responsaveis por incrementar, dando ou tirando possibilidades e modificando os regex. Esses modificadores ficam depois da barra que representam o final da expressão regular.</text:span></text:p>
      <text:p text:style-name="P90"><text:span text:style-name="T15">g </text:span><text:span text:style-name="T123"><text:s/>→ Localiza globalmente - (</text:span><text:span text:style-name="T154">flag</text:span><text:span text:style-name="T123"> global)</text:span></text:p>
      <text:p text:style-name="P107"><text:span text:style-name="T1">m </text:span><text:s/>→ Localiza mais de uma ocorrencia - (<text:span text:style-name="T154">flag</text:span> multline)</text:p>
      <text:p text:style-name="P108"><text:span text:style-name="T31">i </text:span><text:s/>→ Desabilita minusculas e maiusuculas (case sensitive)</text:p>
      <text:p text:style-name="P77">___________________________</text:p>
      <text:p text:style-name="P64"><text:span text:style-name="T130">inicio</text:span> da Ocorrencia: <text:span text:style-name="T57">Para determinar o inicio de uma ocorrencia, ou seja, com o que e como uma ocorrencia deve começar, basta colocar um acento circunflexo no inicio do regex, </text:span><text:span text:style-name="T58">esse acento tambem vai corresponder ao inicio de uma linha</text:span><text:span text:style-name="T57">. </text:span><text:span text:style-name="T58">S</text:span><text:span text:style-name="T57">e não tiver o sinalizador de varias linhas </text:span><text:span text:style-name="T59">(m)</text:span><text:span text:style-name="T57"> o regex vai localizar apenas uma ocorrencia: </text:span><text:span text:style-name="T94">^ </text:span><text:span text:style-name="T57"><text:s/>→ </text:span><text:span text:style-name="T58">Começar com</text:span></text:p>
      <text:p text:style-name="P78"/>
      <text:p text:style-name="P64"><text:span text:style-name="T94">/^</text:span><text:span text:style-name="T95">\d{6}</text:span><text:span text:style-name="T94">/</text:span><text:span text:style-name="T95">g </text:span><text:span text:style-name="T58"><text:s text:c="2"/>→ Localiza a primeira ocorrencia que tem 6 digitos em sequencia que estão entre 0 e 9</text:span></text:p>
      <text:p text:style-name="P65"><text:span text:style-name="T94">/^</text:span><text:span text:style-name="T95">\d{6}</text:span><text:span text:style-name="T94">/</text:span><text:span text:style-name="T95">gm </text:span><text:span text:style-name="T58"><text:s/>→ Localiza todas as ocorrencias que tem 6 digitos em sequencia que estão entre 0 e 9</text:span></text:p>
      <text:p text:style-name="P66"><text:span text:style-name="T95">/^</text:span><text:span text:style-name="T96">2[a-z]</text:span><text:span text:style-name="T95">/</text:span><text:span text:style-name="T96">g </text:span><text:span text:style-name="T59"><text:s/>→ Localiza a primeira ocorrencia que começa com 2 e que em seguida tem uma letra qualquer</text:span></text:p>
      <text:p text:style-name="P65"><text:span text:style-name="T96">/^2[a-z]/gm </text:span><text:span text:style-name="T59"><text:s/>→ Localiza todas as ocorrencias que começam com 2 e que em seguida possuem uma letra qualquer</text:span></text:p>
      <text:p text:style-name="P79">___________________________</text:p>
      <text:p text:style-name="P68"><text:span text:style-name="T120">F</text:span>im da Ocorrencia:<text:span text:style-name="T56"> Para determinar o final de uma ocorrencia, </text:span><text:span text:style-name="T60">ou seja, com o que e como uma ocorrencia deve terminar, </text:span><text:span text:style-name="T61">basta colocar um cifrão no final do regex, esse cifrão tambem vai corresponder ao final de uma linha: <text:s text:c="11"/></text:span></text:p>
      <text:p text:style-name="P68"><text:soft-page-break/><text:span text:style-name="T97">$ </text:span><text:span text:style-name="T61"><text:s/>→ Terminar com</text:span></text:p>
      <text:p text:style-name="P89"/>
      <text:p text:style-name="P67"><text:span text:style-name="T98">/</text:span><text:span text:style-name="T97">\d{3}$</text:span><text:span text:style-name="T98">/</text:span><text:span text:style-name="T97">gm </text:span><text:span text:style-name="T61"><text:s/>→ Localiza todas as ocorrencias que terminam com 3 numeros em sequencia que estão entre 0 e 9</text:span></text:p>
      <text:p text:style-name="P42"><text:span text:style-name="T1">/</text:span><text:span text:style-name="T14">[a-z]{2}\d$</text:span><text:span text:style-name="T1">/</text:span><text:span text:style-name="T14">gm </text:span><text:span text:style-name="T121"><text:s/>→ Localiza todas as ocorrencias que terminam com um numero qualquer</text:span></text:p>
      <text:p text:style-name="P80">___________________________</text:p>
      <text:p text:style-name="P44"><text:span text:style-name="T44">Unica Ocorrencia: </text:span><text:span text:style-name="T56">Para fazer o regex localizar ocorrencias que estejam sozinhas na linha, ou seja, localizar ocorrencias que sejam as únicas em suas linhas, </text:span><text:span text:style-name="T63">onde antes do começo da linha não poderá ter nada e depois do final da linha tambem não poderá ter nada, </text:span><text:span text:style-name="T56">coloque </text:span><text:span text:style-name="T63">um acento circunflexo no começo e um sifrão no final: </text:span></text:p>
      <text:p text:style-name="P44"><text:span text:style-name="T99">^ <text:s/>$ </text:span><text:span text:style-name="T89"><text:s/>→ Começo da linha - Fim da linha</text:span></text:p>
      <text:p text:style-name="P43"/>
      <text:p text:style-name="P33"><text:span text:style-name="T1">/^</text:span><text:span text:style-name="T16">\d{3}</text:span><text:span text:style-name="T18">$</text:span><text:span text:style-name="T1">/</text:span><text:span text:style-name="T17">gm </text:span><text:span text:style-name="T124"><text:s/>→ </text:span><text:span text:style-name="T125">Localiza apenas 3 numeros seguidos que estão entre 0 e 9</text:span></text:p>
      <text:p text:style-name="P26"><text:span text:style-name="T1">/^</text:span><text:span text:style-name="T18">[a-z]$</text:span><text:span text:style-name="T1">/</text:span><text:span text:style-name="T18">gm </text:span><text:span text:style-name="T125"><text:s/>→ </text:span><text:span text:style-name="T126">Localiza uma unica letra qualquer </text:span></text:p>
      <text:p text:style-name="P26"><text:span text:style-name="T1">/^</text:span><text:span text:style-name="T20">c\d+</text:span><text:span text:style-name="T19">$/gm </text:span><text:span text:style-name="T126"><text:s/>→ </text:span><text:span text:style-name="T127">Localiza a letra c seguido </text:span><text:span text:style-name="T128">de um ou mais numeros quaisquer que estejam sozinhos na linha</text:span></text:p>
      <text:p text:style-name="P81">___________________________</text:p>
      <text:p text:style-name="P49"><text:span text:style-name="T44">Começo e termino:</text:span> <text:span text:style-name="T129">Para escolher com quais palavras uma ocorrencia deve </text:span>começar ou<text:span text:style-name="T129"> terminar, </text:span><text:span text:style-name="T131">ou seja, localizar ocorrencias que começam ou terminam com alguma palavra ou caractere especifico, digite contra barra b, nos dois casos (começo ou fim) será usado \b, a única coisa que ira mudar é sua posição, se estiver no começo do regex representará as palavras que começam e se estiver no final representará as palavras que terminam: </text:span></text:p>
      <text:p text:style-name="P49"><text:span text:style-name="T21">\b </text:span><text:span text:style-name="T131"><text:s/>→ Começa com</text:span></text:p>
      <text:p text:style-name="P52"><text:span text:style-name="T1">\b </text:span><text:s/>→ Termina com</text:p>
      <text:p text:style-name="P48"/>
      <text:p text:style-name="P47"><text:span text:style-name="T1">/</text:span><text:span text:style-name="T21">\b</text:span><text:span text:style-name="T22">con\w+</text:span><text:span text:style-name="T1">/</text:span><text:span text:style-name="T21">g </text:span><text:span text:style-name="T131"><text:s/>→ </text:span><text:span text:style-name="T132">Localiza palavras que começam com ‘co</text:span><text:span text:style-name="T135">n</text:span><text:span text:style-name="T132">’ (</text:span><text:span text:style-name="T45">ex</text:span><text:span text:style-name="T132">: conviver - convidado - conter)</text:span></text:p>
      <text:p text:style-name="P47"><text:soft-page-break/><text:span text:style-name="T1">/</text:span><text:span text:style-name="T23">\w+ar</text:span><text:span text:style-name="T1">/</text:span><text:span text:style-name="T22">g </text:span><text:span text:style-name="T132"><text:s/>→ Localiza </text:span><text:span text:style-name="T133">palavras que terminam com ‘ar’ (</text:span><text:span text:style-name="T46">ex:</text:span><text:span text:style-name="T133"> ficar - sentar - par)</text:span></text:p>
      <text:p text:style-name="P46"><text:span text:style-name="T1">/</text:span><text:span text:style-name="T24">\bpa\w+ar\b</text:span><text:span text:style-name="T1">/</text:span><text:span text:style-name="T24">g </text:span><text:span text:style-name="T134"><text:s/>→ </text:span><text:span text:style-name="T135">Localiza palavras que começam com ‘pa’ e terminam com ‘ar’ (</text:span><text:span text:style-name="T47">ex:</text:span><text:span text:style-name="T135"> parar - pastar - paquerar)</text:span></text:p>
      <text:p text:style-name="P82">___________________________</text:p>
      <text:p text:style-name="P70">Quantificadores:</text:p>
      <text:p text:style-name="P91"/>
      <text:p text:style-name="P83">___________________________</text:p>
      <text:p text:style-name="P71">Classes:</text:p>
      <text:p text:style-name="P94"/>
      <text:p text:style-name="P84">___________________________</text:p>
      <text:p text:style-name="P94">Por padrão uma expressão regular é gananciosa, por isso quando um regex tem um quantificador ele sempre tenta expandir, pra <text:span text:style-name="T136">alterar esse padrão e fazer um quantificador pegar o primeiro caractere que encontrar, ou seja, parar quando encontrar a primeira ocorrencia, coloque um ponto de interrogação no final de um quantificador:</text:span></text:p>
      <text:p text:style-name="P95"><text:span text:style-name="T1">+? </text:span><text:s/>→ <text:span text:style-name="T137">Para na primeira ocorrencia</text:span></text:p>
      <text:p text:style-name="P95"><text:span text:style-name="T1">*? </text:span><text:s/>→ <text:span text:style-name="T137">Para na primeira ocorrencia com ou sem conteudo</text:span></text:p>
      <text:p text:style-name="P84">___________________________</text:p>
      <text:p text:style-name="P71">Regex e tags: </text:p>
      <text:p text:style-name="P71"><text:span text:style-name="T65">Expressão regular que identifica tags html: </text:span><text:span text:style-name="T100">/&lt;</text:span><text:span text:style-name="T90">tag.*?&gt;</text:span><text:span text:style-name="T100">/</text:span><text:span text:style-name="T90">g </text:span></text:p>
      <text:p text:style-name="P92"/>
      <text:p text:style-name="P92"><text:span text:style-name="T1">/&lt;h1.*?&gt;/g </text:span><text:s/>→ <text:span text:style-name="T138">Localiza</text:span><text:span text:style-name="T137"> a tag h1 - </text:span><text:span text:style-name="T139">Localiza um sinal de menor, seguido de ‘h1’, seguido ou não de qualquer caractere e terminando com o primeiro sinal de maior encontrado</text:span></text:p>
      <text:p text:style-name="P93"><text:span text:style-name="T1">/&lt;</text:span><text:span text:style-name="T25">input.*?&gt;</text:span><text:span text:style-name="T1">/</text:span><text:span text:style-name="T25">g </text:span><text:span text:style-name="T137"><text:s/>→ </text:span><text:span text:style-name="T138">Localiza</text:span><text:span text:style-name="T137"> a tag input - </text:span><text:span text:style-name="T139">Localiza um sinal de menor, seguido da palavra ‘input’, seguido ou não de qualquer caractere e terminando com o primeiro sinal de maior encontrado</text:span></text:p>
      <text:p text:style-name="P92"/>
      <text:p text:style-name="P96">Expressão regular que identifica o conteudo das tags tambem: </text:p>
      <text:p text:style-name="P102">/&lt;tag.*?&gt;[<text:span text:style-name="T138">\s</text:span>\w]+/g </text:p>
      <text:p text:style-name="P50"><text:soft-page-break/><text:s/></text:p>
      <text:p text:style-name="P51"><text:span text:style-name="T98">/&lt;</text:span><text:span text:style-name="T101">h1.*?&gt;[\s\w]+</text:span><text:span text:style-name="T98">/</text:span><text:span text:style-name="T101">g </text:span><text:span text:style-name="T66"><text:s/>→ Localiza </text:span><text:span text:style-name="T67">a tag h1 e seu conteudo - <text:s/>Localiza um sinal de menor, seguido de ‘h1’, seguido </text:span><text:span text:style-name="T68">ou não de qualquer caractere, seguido de um sinal de maior e terminando com qualquer numero ou letra com a possibilidades de conter espaço</text:span></text:p>
      <text:p text:style-name="P85">___________________________</text:p>
      <text:p text:style-name="P54"><text:span text:style-name="T64">P</text:span><text:span text:style-name="T56">ara fazer o regex identificar tabulações, quebras de linha mas principalmente espaços basta digitar contra-barra s, </text:span><text:span text:style-name="T69">a principal função dele é representar um espaço ou quebra de linha: </text:span><text:span text:style-name="T102">\s </text:span><text:span text:style-name="T70"><text:s/>→ Espaço, Quebra de linha</text:span></text:p>
      <text:p text:style-name="P54"><text:span text:style-name="T102">/</text:span><text:span text:style-name="T104">\w\s\w</text:span><text:span text:style-name="T102">/g </text:span><text:span text:style-name="T70"><text:s/>→ </text:span><text:span text:style-name="T72">Localiza um caractere qualquer, seguido de um espaço, seguido de outro caractere qualquer</text:span></text:p>
      <text:p text:style-name="P54"><text:span text:style-name="T102">/</text:span><text:span text:style-name="T104">\d\s[a-z]</text:span><text:span text:style-name="T102">/g </text:span><text:span text:style-name="T70"><text:s/>→ </text:span><text:span text:style-name="T72">Localiza um digito entre 0 e 9, seguido de um espaço, seguido de uma letra qualquer</text:span></text:p>
      <text:p text:style-name="P54"><text:span text:style-name="T104">/</text:span><text:span text:style-name="T106">rafael\sott\salves</text:span><text:span text:style-name="T104">/</text:span><text:span text:style-name="T106">g </text:span><text:span text:style-name="T74"><text:s/>← </text:span><text:span text:style-name="T76">Localiza rafael ott </text:span></text:p>
      <text:p text:style-name="P97"/>
      <text:p text:style-name="P56"><text:span text:style-name="T69">P</text:span><text:span text:style-name="T56">ara identificar se uma ocorrencia possui espaços, no final, começo ou no meio, ou seja, em qualquer posição é preciso botar o </text:span><text:span text:style-name="T90">\s </text:span><text:span text:style-name="T56"><text:s/></text:span><text:span text:style-name="T71">dentro de colchetes e o </text:span><text:span text:style-name="T103">+ </text:span><text:span text:style-name="T71"><text:s/>em seguida</text:span><text:span text:style-name="T56">: </text:span><text:span text:style-name="T90">[\s]</text:span><text:span text:style-name="T103">+</text:span><text:span text:style-name="T90"> </text:span><text:span text:style-name="T110"><text:s/>← </text:span><text:span text:style-name="T111">Pode ter 1 ou mais espaços</text:span><text:span text:style-name="T110"> </text:span></text:p>
      <text:p text:style-name="P97"/>
      <text:p text:style-name="P55"><text:span text:style-name="T90">/</text:span><text:span text:style-name="T105">[\s\d]+</text:span><text:span text:style-name="T90">/</text:span><text:span text:style-name="T102">g </text:span><text:span text:style-name="T70"><text:s/>→ </text:span><text:span text:style-name="T73">Localiza qualquer numero, mesmo com espaços</text:span></text:p>
      <text:p text:style-name="P55"><text:span text:style-name="T102">/^</text:span><text:span text:style-name="T106">rafael[\sott]*[alves]*</text:span><text:span text:style-name="T102">/g </text:span><text:span text:style-name="T70"><text:s/>→ </text:span><text:span text:style-name="T74">Localiza ‘rafael’ ou ‘rafael ott’ ou ‘rafael ott alves’</text:span></text:p>
      <text:p text:style-name="P86">___________________________</text:p>
      <text:p text:style-name="P72">Grupos: <text:span text:style-name="T56">É </text:span><text:span text:style-name="T75">uma maneira de encontrar expressões na regex e reaproveita-las, ou seja, tem a função de reutilizar qualquer parte da regex, pra fazer isso basta envolver alguma parte da regex dentro de parênteses: ( <text:s/>) ← Grupo</text:span></text:p>
      <text:p text:style-name="P105"/>
      <text:p text:style-name="P74"><text:span text:style-name="T107">/</text:span><text:span text:style-name="T26">(</text:span><text:span text:style-name="T107">[</text:span><text:span text:style-name="T108">a-z]{3}</text:span><text:span text:style-name="T26">)</text:span><text:span text:style-name="T108">-\d{3}</text:span><text:span text:style-name="T107">/g </text:span><text:span text:style-name="T75"><text:s/>← </text:span><text:span text:style-name="T76">1 </text:span><text:span text:style-name="T77">G</text:span><text:span text:style-name="T76">rupo - </text:span><text:span text:style-name="T80">Grupo 1 = </text:span><text:span text:style-name="T26">(</text:span><text:span text:style-name="T107">[</text:span><text:span text:style-name="T108">a-z]{3}</text:span><text:span text:style-name="T26">)</text:span></text:p>
      <text:p text:style-name="P73"><text:span text:style-name="T107">/</text:span><text:span text:style-name="T26">(</text:span><text:span text:style-name="T107">[</text:span><text:span text:style-name="T108">a-z]{3}</text:span><text:span text:style-name="T26">)</text:span><text:span text:style-name="T108">-</text:span><text:span text:style-name="T26">(</text:span><text:span text:style-name="T108">\d{3}</text:span><text:span text:style-name="T26">)</text:span><text:span text:style-name="T108">-\w</text:span><text:span text:style-name="T107">/g </text:span><text:span text:style-name="T75"><text:s/>← </text:span><text:span text:style-name="T76">2 </text:span><text:span text:style-name="T77">G</text:span><text:span text:style-name="T76">rupos - </text:span><text:span text:style-name="T77">Grupo 1 =</text:span><text:span text:style-name="T76"> </text:span><text:span text:style-name="T26">(</text:span><text:span text:style-name="T107">[</text:span><text:span text:style-name="T108">a-z]{3}</text:span><text:span text:style-name="T26">) </text:span><text:span text:style-name="T114">, Grupo 2 = </text:span><text:span text:style-name="T26">(</text:span><text:span text:style-name="T108">\d{3}</text:span><text:span text:style-name="T26">)</text:span></text:p>
      <text:p text:style-name="P73"><text:soft-page-break/><text:span text:style-name="T107">/</text:span><text:span text:style-name="T26">(</text:span><text:span text:style-name="T107">[</text:span><text:span text:style-name="T108">a-z]{3}</text:span><text:span text:style-name="T26">)</text:span><text:span text:style-name="T108">-</text:span><text:span text:style-name="T26">(</text:span><text:span text:style-name="T108">\d{3}</text:span><text:span text:style-name="T26">)</text:span><text:span text:style-name="T108">-</text:span><text:span text:style-name="T26">(</text:span><text:span text:style-name="T108">\w</text:span><text:span text:style-name="T26">)</text:span><text:span text:style-name="T107">/g </text:span><text:span text:style-name="T112"><text:s/>← </text:span><text:span text:style-name="T113">3 </text:span><text:span text:style-name="T114">G</text:span><text:span text:style-name="T113">rupos – </text:span><text:span text:style-name="T114">Grupo 1 =</text:span><text:span text:style-name="T113"> </text:span><text:span text:style-name="T26">(</text:span><text:span text:style-name="T107">[</text:span><text:span text:style-name="T108">a-z]{3}</text:span><text:span text:style-name="T26">) </text:span><text:span text:style-name="T114">, Grupo 2 = </text:span><text:span text:style-name="T26">(</text:span><text:span text:style-name="T108">\d{3}</text:span><text:span text:style-name="T26">)</text:span><text:span text:style-name="T114">, Grupo 3 = </text:span><text:span text:style-name="T26">(</text:span><text:span text:style-name="T108">\w</text:span><text:span text:style-name="T26">)</text:span></text:p>
      <text:p text:style-name="P75"><text:span text:style-name="T56">Para aplicar o grupo em outro lugar, ou seja, para reutilizar o grupo basta </text:span><text:span text:style-name="T78">colocar </text:span><text:span text:style-name="T81">contra-</text:span><text:span text:style-name="T78">barra e </text:span><text:span text:style-name="T79">a </text:span><text:span text:style-name="T78">ordem do grupo. </text:span><text:span text:style-name="T79">Resumindo os grupos são acessados utilizando </text:span><text:span text:style-name="T81">\</text:span><text:span text:style-name="T79">ordem do grupo (esquerda pra direita):</text:span><text:span text:style-name="T109"> </text:span></text:p>
      <text:p text:style-name="P75"><text:span text:style-name="T109">/</text:span><text:span text:style-name="T142">(\d)</text:span><text:span text:style-name="T146">(\w)</text:span><text:span text:style-name="T109">/g </text:span><text:span text:style-name="T79"><text:s/>← </text:span><text:span text:style-name="T141">\</text:span><text:span text:style-name="T140">1</text:span><text:span text:style-name="T79"> </text:span><text:span text:style-name="T145">\</text:span><text:span text:style-name="T144">2 <text:s/></text:span><text:span text:style-name="T150">= <text:s/></text:span><text:span text:style-name="T151">/</text:span><text:span text:style-name="T142">(\d)</text:span><text:span text:style-name="T146">(\w)</text:span><text:span text:style-name="T143">\1</text:span><text:span text:style-name="T147">\2</text:span><text:span text:style-name="T151">/g</text:span></text:p>
      <text:p text:style-name="P98"/>
      <text:p text:style-name="P99"><text:span text:style-name="T1">/</text:span><text:span text:style-name="T28">(a)[a-z]+\1\b</text:span><text:span text:style-name="T1">/</text:span><text:span text:style-name="T27">g </text:span><text:span text:style-name="T148"><text:s/>← </text:span><text:span text:style-name="T149">Localiza palavras que começam e terminam com ‘a’ - </text:span></text:p>
      <text:p text:style-name="P99"><text:span text:style-name="T1">/</text:span><text:span text:style-name="T29">([a-z]).+\1\b</text:span><text:span text:style-name="T1">/</text:span><text:span text:style-name="T27">g </text:span><text:span text:style-name="T148"><text:s/>← </text:span><text:span text:style-name="T152">Localiza palavras que começam e terminam com a mesma letra</text:span></text:p>
      <text:p text:style-name="P87">___________________________</text:p>
      <text:p text:style-name="P100"><text:span text:style-name="T44">Obs:</text:span> <text:span text:style-name="T153">Como o </text:span><text:span text:style-name="T30">\w </text:span><text:span text:style-name="T153"><text:s/>só identifica caracteres alphanumericos ou sublinhados, para identifica caracteres especiais tambem é necessario botar um por um, ou os que podem aparecer na ocorrencia: á é í ó ú ç etc.</text:span></text:p>
      <text:p text:style-name="P57"/>
      <text:p text:style-name="P57">/<text:span text:style-name="T153">[\wáéíóúç]</text:span>/<text:span text:style-name="T153">g ← Identifica caracteres alphanumericos, sublinhados e caracteres especiais</text:span></text:p>
      <text:p text:style-name="P106">___________________________</text:p>
      <text:p text:style-name="P76">Caracteres Literais: <text:span text:style-name="T56">Para fazer com que caracteres reservados se tornem caracteres normais basta colocar </text:span><text:span text:style-name="T82">o </text:span><text:span text:style-name="T56">contra-barra, </text:span><text:span text:style-name="T82">ele</text:span><text:span text:style-name="T56"> é uma escape, vai fazer alguns caracteres escapar do bloco de reservados. </text:span><text:span text:style-name="T82">S</text:span><text:span text:style-name="T56">ó tem essa função quando é posto junto de um caractere reservado: </text:span><text:span text:style-name="T90">\ </text:span></text:p>
      <text:p text:style-name="P59"/>
      <text:p text:style-name="P60"><text:span text:style-name="T1">\/ </text:span><text:s/>← Barra</text:p>
      <text:p text:style-name="P60"><text:span text:style-name="T1">\. </text:span><text:s/>← Ponto</text:p>
      <text:p text:style-name="P60"><text:span text:style-name="T1">\[ </text:span><text:s/>← Colchetes</text:p>
      <text:p text:style-name="P60"><text:span text:style-name="T1">\+ </text:span><text:s/>← Mais</text:p>
      <text:p text:style-name="P88">_____________________________________________________________________</text:p>
      <text:p text:style-name="P88"/>
      <text:p text:style-name="P88"/>
      <text:p text:style-name="P88"><text:soft-page-break/></text:p>
      <text:p text:style-name="P88"/>
      <text:p text:style-name="P88"/>
      <text:p text:style-name="P88"/>
      <text:p text:style-name="P88"/>
      <text:p text:style-name="P88"/>
      <text:p text:style-name="P88"/>
      <text:p text:style-name="P22">_____________________________________________________________________</text:p>
      <text:p text:style-name="P22">/ / <text:s/>→ Começo e fim de um regex</text:p>
      <text:p text:style-name="P22">g <text:s/>→ <text:span text:style-name="T49">Deixa</text:span> o regex global</text:p>
      <text:p text:style-name="P45">m → </text:p>
      <text:p text:style-name="P22">/<text:span text:style-name="T49">a/ <text:s/>→ Localiza a letra a</text:span></text:p>
      <text:p text:style-name="P23">/<text:span text:style-name="T49">1/ <text:s/>→ Localiza o numero 1</text:span></text:p>
      <text:p text:style-name="P23">. → <text:span text:style-name="T49">Localiza qualquer caractere</text:span></text:p>
      <text:p text:style-name="P38">\. <text:s/>→ Localiza um ponto</text:p>
      <text:p text:style-name="P39">[.] <text:s/><text:span text:style-name="T49">→ Localiza um ponto</text:span></text:p>
      <text:p text:style-name="P24">| <text:s/>→ ou</text:p>
      <text:p text:style-name="P24">[0-9] <text:s/>→ Localiza qualquer <text:span text:style-name="T50">digito</text:span> entre 0 e 9</text:p>
      <text:p text:style-name="P24">\d <text:s/>→ Localiza qualquer <text:span text:style-name="T50">digito</text:span> entre 0 e 9</text:p>
      <text:p text:style-name="P41">\w → Localiza caracteres alphanumericos e sublinhado <text:span text:style-name="T130">(qualquer caractere)</text:span></text:p>
      <text:p text:style-name="P24">[a-z] <text:s/>→ Localiza qualquer <text:span text:style-name="T50">digito</text:span> entre a e z <text:span text:style-name="T119">em minusculas</text:span></text:p>
      <text:p text:style-name="P25">[<text:span text:style-name="T119">A</text:span>-<text:span text:style-name="T119">Z</text:span>] <text:s/>→ Localiza qualquer <text:span text:style-name="T50">digito</text:span> entre <text:span text:style-name="T119">A </text:span>e <text:span text:style-name="T119">Z</text:span> <text:span text:style-name="T119">em maiusculas</text:span></text:p>
      <text:p text:style-name="P41">[a-zA-z] → Localiza qualquer digito entre a e z tanto em minusculas quanto em maiusculas</text:p>
      <text:p text:style-name="P24">{ } <text:s/>→ Multiplica a ocorrencia anterior</text:p>
      <text:p text:style-name="P27">+ → 1 ou mais vezes</text:p>
      <text:p text:style-name="P27">* → 0 ou mais vezes <text:span text:style-name="T52">(valor opcional &lt;-----------)</text:span></text:p>
      <text:p text:style-name="P24">? → <text:span text:style-name="T51">0 ou 1 vez</text:span></text:p>
      <text:p text:style-name="P24">^ → </text:p>
      <text:p text:style-name="P45">$ → </text:p>
      <text:p text:style-name="P46"><text:soft-page-break/>\b → </text:p>
      <text:p text:style-name="P53">+?</text:p>
      <text:p text:style-name="P53">*?</text:p>
      <text:p text:style-name="P53">\s <text:s/>→ espaço, quebras de linha e tabulação</text:p>
      <text:p text:style-name="P58">() <text:s/>→ grupo</text:p>
      <text:p text:style-name="P58">\n grupos ???? 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03T08:56:10.489120821</dc:date>
    <meta:editing-duration>PT10H55M10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0" meta:paragraph-count="157" meta:word-count="1904" meta:character-count="11442" meta:non-whitespace-character-count="9550"/>
  </office:meta>
</office:document-meta>
</file>